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700000016B31FC0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8cm" fo:min-width="7.33cm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ff3333" style:font-name="Droid Sans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3333" style:font-name="Droid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6.533cm" svg:height="0.575cm" svg:x="12.06cm" svg:y="17.525cm">
          <draw:image xlink:href="Pictures/10000000000000F700000016B31FC029.png" xlink:type="simple" xlink:show="embed" xlink:actuate="onLoad">
            <text:p/>
          </draw:image>
        </draw:frame>
        <draw:frame draw:style-name="gr2" draw:text-style-name="P3" draw:layer="layout" svg:width="7.83cm" svg:height="0.898cm" svg:x="3.146cm" svg:y="17.402cm">
          <draw:text-box>
            <text:p text:style-name="P2"><text:span text:style-name="T1">Type the cell or range name here</text:span></text:p>
          </draw:text-box>
        </draw:frame>
        <draw:line draw:style-name="gr3" draw:text-style-name="P4" draw:layer="layout" svg:x1="11.04cm" svg:y1="17.8cm" svg:x2="13.16cm" svg:y2="1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9:39:15.136007703</meta:creation-date>
    <dc:date>2015-08-11T19:41:06.326186287</dc:date>
    <meta:editing-duration>PT1M51S</meta:editing-duration>
    <meta:editing-cycles>1</meta:editing-cycles>
    <meta:document-statistic meta:object-count="3"/>
    <meta:generator>LibreOffice/4.4.2.2$Linux_X86_64 LibreOffice_project/40m0$Build-2</meta:generator>
  </office:meta>
</office:document-meta>
</file>